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loext:opacity="100%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c9211e" loext:opacity="100%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inherit" fo:font-size="9.75pt" fo:letter-spacing="normal" fo:font-style="normal" fo:font-weight="normal" loext:padding="0in" loext:border="none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loext:opacity="100%" style:font-name="monospace" fo:font-size="10pt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6793c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paragraph-rsid="00299511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style:font-name="monospace" fo:font-size="10pt" officeooo:rsid="0026793c" officeooo:paragraph-rsid="0026793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3a12f1" officeooo:paragraph-rsid="003a12f1" style:font-weight-asian="normal" style:font-weight-complex="normal"/>
    </style:style>
    <style:style style:name="P1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449123" officeooo:paragraph-rsid="0056072b" fo:background-color="transparent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paragraph-rsid="0037e8bf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6ba7ba" officeooo:paragraph-rsid="006ba7ba" fo:background-color="transparent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6d8380" officeooo:paragraph-rsid="006d8380" fo:background-color="transparent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officeooo:paragraph-rsid="0026793c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style:font-name="monospace" fo:font-size="10pt" officeooo:rsid="0026793c" officeooo:paragraph-rsid="0027a7ce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loext:opacity="100%" style:font-name="monospace" fo:font-size="10pt" officeooo:rsid="0026793c" officeooo:paragraph-rsid="0026793c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officeooo:rsid="0059a84c" officeooo:paragraph-rsid="0059a84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33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80" loext:opacity="100%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officeooo:paragraph-rsid="0026793c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normal" officeooo:rsid="00392ba4" officeooo:paragraph-rsid="004cccdf" fo:background-color="transparent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normal" officeooo:rsid="0056072b" officeooo:paragraph-rsid="0056072b" fo:background-color="transparent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officeooo:rsid="00449123" officeooo:paragraph-rsid="00449123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fo:font-weight="bold" officeooo:rsid="00449123" officeooo:paragraph-rsid="0056072b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normal" officeooo:rsid="005e24d0" officeooo:paragraph-rsid="005ff0b9" fo:background-color="transparent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normal" officeooo:rsid="006d8380" officeooo:paragraph-rsid="006d8380" fo:background-color="transparent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loext:opacity="100%" fo:font-weight="bold" officeooo:rsid="00449123" officeooo:paragraph-rsid="0056072b" fo:background-color="transparent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loext:opacity="100%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loext:opacity="100%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loext:opacity="100%" fo:font-weight="normal" officeooo:rsid="00449123" officeooo:paragraph-rsid="0056072b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52" style:family="paragraph" style:parent-style-name="Standard">
      <style:paragraph-properties fo:margin-left="0in" fo:margin-right="0in" fo:margin-top="0.25in" fo:margin-bottom="0.25in" style:contextual-spacing="false" fo:orphans="2" fo:widows="2" fo:text-indent="0in" style:auto-text-indent="false"/>
    </style:style>
    <style:style style:name="P53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 fo:background-color="#ffff00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YS Text" fo:font-size="12pt" fo:letter-spacing="normal" fo:font-style="normal" fo:font-weight="normal" officeooo:rsid="006ebd07" officeooo:paragraph-rsid="006ebd07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6ebd07" fo:background-color="#ffff00"/>
    </style:style>
    <style:style style:name="T1" style:family="text">
      <style:text-properties fo:color="#000000" loext:opacity="100%" officeooo:rsid="00237677"/>
    </style:style>
    <style:style style:name="T2" style:family="text">
      <style:text-properties fo:color="#000000" loext:opacity="100%" style:font-name="monospace" fo:font-size="10pt" officeooo:rsid="0026793c" style:font-size-asian="10pt" style:font-size-complex="10pt"/>
    </style:style>
    <style:style style:name="T3" style:family="text">
      <style:text-properties fo:color="#000000" loext:opacity="100%" style:font-name="monospace" fo:font-size="10pt" officeooo:rsid="002c2d66" style:font-size-asian="10pt" style:font-size-complex="10pt"/>
    </style:style>
    <style:style style:name="T4" style:family="text">
      <style:text-properties fo:color="#000000" loext:opacity="100%" style:font-name="monospace" fo:font-size="10pt" officeooo:rsid="002f1d64" style:font-size-asian="10pt" style:font-size-complex="10pt"/>
    </style:style>
    <style:style style:name="T5" style:family="text">
      <style:text-properties fo:color="#000000" loext:opacity="100%" style:font-name="monospace" fo:font-size="10pt" officeooo:rsid="00411d20" style:font-size-asian="10pt" style:font-size-complex="10pt"/>
    </style:style>
    <style:style style:name="T6" style:family="text">
      <style:text-properties fo:color="#000000" loext:opacity="100%" style:font-name="monospace" fo:font-size="10pt" officeooo:rsid="00413e70" style:font-size-asian="10pt" style:font-size-complex="10pt"/>
    </style:style>
    <style:style style:name="T7" style:family="text">
      <style:text-properties fo:color="#000000" loext:opacity="100%" style:font-name="monospace" fo:font-size="10pt" officeooo:rsid="00414532" style:font-size-asian="10pt" style:font-size-complex="10pt"/>
    </style:style>
    <style:style style:name="T8" style:family="text">
      <style:text-properties fo:color="#000000" loext:opacity="100%" fo:font-weight="normal" officeooo:rsid="0072591b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inherit" fo:font-size="10.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000000" loext:opacity="100%" style:font-name="inherit" fo:font-size="10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loext:opacity="100%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2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4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15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6ebd07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7327f1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333333" loext:opacity="100%" style:font-name="YS Text" fo:font-size="12pt" fo:letter-spacing="normal" fo:font-style="normal" fo:font-weight="normal" officeooo:rsid="0077c3ac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c9211e" loext:opacity="100%" style:font-name="YS Text" fo:font-size="12pt" fo:letter-spacing="normal" fo:font-style="normal" fo:font-weight="normal"/>
    </style:style>
    <style:style style:name="T19" style:family="text">
      <style:text-properties style:font-name="monospace" fo:font-size="10pt" style:font-size-asian="10pt" style:font-size-complex="10pt"/>
    </style:style>
    <style:style style:name="T20" style:family="text">
      <style:text-properties style:font-name="monospace" fo:font-size="10pt" officeooo:rsid="00237677" style:font-size-asian="10pt" style:font-size-complex="10pt"/>
    </style:style>
    <style:style style:name="T21" style:family="text">
      <style:text-properties officeooo:rsid="00202d18"/>
    </style:style>
    <style:style style:name="T22" style:family="text">
      <style:text-properties officeooo:rsid="0020edfd"/>
    </style:style>
    <style:style style:name="T23" style:family="text">
      <style:text-properties officeooo:rsid="00237677"/>
    </style:style>
    <style:style style:name="T24" style:family="text">
      <style:text-properties fo:color="#999999" loext:opacity="100%" officeooo:rsid="00237677"/>
    </style:style>
    <style:style style:name="T25" style:family="text">
      <style:text-properties fo:color="#999999" loext:opacity="100%" officeooo:rsid="0026793c"/>
    </style:style>
    <style:style style:name="T26" style:family="text">
      <style:text-properties fo:color="#999999" loext:opacity="100%" officeooo:rsid="00299511"/>
    </style:style>
    <style:style style:name="T27" style:family="text">
      <style:text-properties fo:color="#999999" loext:opacity="100%" officeooo:rsid="002b4312"/>
    </style:style>
    <style:style style:name="T28" style:family="text">
      <style:text-properties fo:color="#808080" loext:opacity="100%" officeooo:rsid="00255f50"/>
    </style:style>
    <style:style style:name="T29" style:family="text">
      <style:text-properties officeooo:rsid="0026793c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officeooo:rsid="00450c81"/>
    </style:style>
    <style:style style:name="T32" style:family="text">
      <style:text-properties fo:color="#00a933" loext:opacity="100%" officeooo:rsid="00449123"/>
    </style:style>
    <style:style style:name="T33" style:family="text">
      <style:text-properties fo:color="#00a933" loext:opacity="100%" officeooo:rsid="00406ee0"/>
    </style:style>
    <style:style style:name="T34" style:family="text">
      <style:text-properties fo:color="#00a933" loext:opacity="100%" officeooo:rsid="004857e7"/>
    </style:style>
    <style:style style:name="T35" style:family="text">
      <style:text-properties fo:color="#00a933" loext:opacity="100%" officeooo:rsid="0049c045"/>
    </style:style>
    <style:style style:name="T36" style:family="text">
      <style:text-properties fo:color="#00a933" loext:opacity="100%" officeooo:rsid="00449123" fo:background-color="transparent" loext:char-shading-value="0"/>
    </style:style>
    <style:style style:name="T37" style:family="text">
      <style:text-properties fo:color="#00a933" loext:opacity="100%" officeooo:rsid="00392ba4" fo:background-color="transparent" loext:char-shading-value="0"/>
    </style:style>
    <style:style style:name="T38" style:family="text">
      <style:text-properties fo:color="#00a933" loext:opacity="100%" officeooo:rsid="0049c045" fo:background-color="transparent" loext:char-shading-value="0"/>
    </style:style>
    <style:style style:name="T39" style:family="text">
      <style:text-properties officeooo:rsid="00449123"/>
    </style:style>
    <style:style style:name="T40" style:family="text">
      <style:text-properties officeooo:rsid="0049c045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4cccdf"/>
    </style:style>
    <style:style style:name="T45" style:family="text">
      <style:text-properties fo:color="#ff7b59" loext:opacity="100%" style:font-name="monospace" fo:font-size="10pt" officeooo:rsid="0026793c" fo:background-color="transparent" loext:char-shading-value="0" style:font-size-asian="10pt" style:font-size-complex="10pt"/>
    </style:style>
    <style:style style:name="T46" style:family="text">
      <style:text-properties fo:color="#ff7b59" loext:opacity="100%" style:font-name="monospace" fo:font-size="10pt" officeooo:rsid="0061cc18" fo:background-color="transparent" loext:char-shading-value="0" style:font-size-asian="10pt" style:font-size-complex="10pt"/>
    </style:style>
    <style:style style:name="T47" style:family="text">
      <style:text-properties fo:color="#c0c0c0" loext:opacity="100%"/>
    </style:style>
    <style:style style:name="T48" style:family="text">
      <style:text-properties fo:color="#00008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a xlink:type="simple" xlink:href="https://habr.com/ru/companies/flant/articles/336654/" text:style-name="Internet_20_link" text:visited-style-name="Visited_20_Internet_20_Link">https://habr.com/ru/companies/flant/articles/336654/</text:a><text:span text:style-name="T15"> <text:s text:c="4"/></text:span><text:span text:style-name="T16">Основные команды</text:span></text:p>
      <text:p text:style-name="P54"><text:a xlink:type="simple" xlink:href="https://habr.com/ru/companies/ruvds/articles/450312/" text:style-name="Internet_20_link" text:visited-style-name="Visited_20_Internet_20_Link">https://habr.com/ru/companies/ruvds/articles/450312/</text:a><text:span text:style-name="T16"> <text:s text:c="3"/></text:span><text:span text:style-name="T17">Docker compose</text:span></text:p>
      <text:p text:style-name="P54"><text:span text:style-name="T17"/></text:p>
      <text:p text:style-name="P55">Удаление неиспользуемых (dangling) образов</text:p>
      <text:p text:style-name="P56">docker image prune</text:p>
      <text:p text:style-name="P56">docker rmi $(docker images -f dangling=true -q)</text:p>
      <text:p text:style-name="P55">Удаление неиспользуемых (dangling) образов даже с тегами</text:p>
      <text:p text:style-name="P56">docker image prune -a</text:p>
      <text:p text:style-name="P55">Удаление всех образов</text:p>
      <text:p text:style-name="P56">docker rmi $(docker images -a -q)</text:p>
      <text:p text:style-name="P55">Удаление всех образов без тегов</text:p>
      <text:p text:style-name="P56">docker rmi -f $(docker images | grep "^&lt;none&gt;" | awk "{print $3}")</text:p>
      <text:p text:style-name="P55">Остановка и удаление всех контейнеров</text:p>
      <text:p text:style-name="P56">docker stop $(docker ps -a -q) &amp;&amp; docker rm $(docker ps -a -q)</text:p>
      <text:p text:style-name="P55">Удаление неиспользуемых (dangling) томов</text:p>
      <text:p text:style-name="P56">docker volume prune</text:p>
      <text:p text:style-name="P56">docker volume rm $(docker volume ls -f dangling=true -q)</text:p>
      <text:p text:style-name="P55">Удаление всех неиспользуемых объектов</text:p>
      <text:p text:style-name="P56">docker system prune</text:p>
      <text:p text:style-name="P55">По умолчанию для Docker 17.06.1+ тома не удаляются. Чтобы удалились и они тоже:</text:p>
      <text:p text:style-name="P56">docker system prune --volumes</text:p>
      <text:p text:style-name="P55">Удалить лишние контейнеры, образы, сети и томы:</text:p>
      <text:p text:style-name="P56">docker &lt;system|container|image|volume|network&gt; prune</text:p>
      <text:p text:style-name="P56"/>
      <text:p text:style-name="P56"/>
      <text:p text:style-name="P31"><text:span text:style-name="T15">To run docker command without </text:span><text:span text:style-name="Source_20_Text"><text:span text:style-name="T14">sudo </text:span></text:span><text:span text:style-name="T14">, you need to add your user (who has root privileges) to docker group. For this run following command:</text:span></text:p>
      <text:p text:style-name="P52"><text:span text:style-name="Source_20_Text"><text:span text:style-name="T18">sudo usermod -aG docker $USER</text:span></text:span></text:p>
      <text:p text:style-name="P6"><text:span text:style-name="T43">docker ps --format "{{.Names}}"</text:span> <text:s text:c="2"/><text:span text:style-name="T8">можно создать алиас</text:span></text:p>
      <text:p text:style-name="P6"/>
      <text:p text:style-name="P6"/>
      <text:p text:style-name="P6"/>
      <text:p text:style-name="P6"/>
      <text:p text:style-name="P6"/>
      <text:p text:style-name="P5"/>
      <text:p text:style-name="P5">Кросскомпиляция в Docker</text:p>
      <text:p text:style-name="P4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8">docker run hello-world</text:p>
      <text:p text:style-name="P8">docker run -it ubuntu bash</text:p>
      <text:p text:style-name="P8">docker image ls</text:p>
      <text:p text:style-name="P8"/>
      <text:p text:style-name="P8">docker-machine create default</text:p>
      <text:p text:style-name="P8"/>
      <text:p text:style-name="P9"><text:span text:style-name="Strong_20_Emphasis"><text:span text:style-name="T9">Docker machine install for Linux</text:span></text:span><text:span text:style-name="T10"> :</text:span></text:p>
      <text:p text:style-name="P7">curl -L https://github.com/docker/machine/releases/download/v0.16.2/docker-machine-`uname -s`-`uname -m` &gt;/tmp/docker-machine &amp;&amp;<text:line-break/><text:soft-page-break/>chmod +x /tmp/docker-machine &amp;&amp;<text:line-break/>sudo cp /tmp/docker-machine /usr/local/bin/docker-machine</text:p>
      <text:p text:style-name="P11">инициализируем новый контейнер, но в этот раз зададим для него имя хоста с по-</text:p>
      <text:p text:style-name="P11">мощью флага -h:</text:p>
      <text:p text:style-name="P8">docker run -h CONTAINER -i -t debian /bin/bash</text:p>
      <text:p text:style-name="P8">docker ps <text:s/>- <text:span text:style-name="T21">контейнеры</text:span></text:p>
      <text:p text:style-name="P8">docker inspect <text:span text:style-name="T22">ИМЯ контейнера</text:span></text:p>
      <text:p text:style-name="P8">docker inspect objective_kapitsa | grep IPAddress</text:p>
      <text:p text:style-name="P12"><text:span text:style-name="T19">docker run -h CONTAINER <text:s/>--name </text:span><text:span text:style-name="T20">vasya</text:span><text:span text:style-name="T19"> -i -t debian /bin/bash</text:span></text:p>
      <text:p text:style-name="P10">docker inspect --format {{.NetworkSettings.IPAddress}} <text:s/><text:span text:style-name="T23">vasya <text:s text:c="4"/></text:span><text:span text:style-name="T24">#172.18.0.2</text:span></text:p>
      <text:p text:style-name="P10"><text:span text:style-name="T1">docker diff vasya <text:s text:c="2"/><text:tab/></text:span><text:span text:style-name="T28">показывает измененные файлы в контейнере</text:span></text:p>
      <text:p text:style-name="P13">docker logs vasya <text:s text:c="2"/><text:tab/><text:span text:style-name="T25">лог всех событий</text:span></text:p>
      <text:p text:style-name="P14"><text:span text:style-name="T29">docker ps -a </text:span><text:span text:style-name="T25"><text:tab/><text:tab/>выводится список всех контейнеров, включая остановленные Такие </text:span></text:p>
      <text:p text:style-name="P26"><text:tab/><text:tab/><text:tab/><text:tab/>контейнеры могут быть перезапущены командой docker start</text:p>
      <text:p text:style-name="P15">docker rm <text:span text:style-name="T22">ИМЯ <text:tab/> <text:s/><text:tab/></text:span><text:span text:style-name="T26">удалить окончательно</text:span></text:p>
      <text:p text:style-name="P27"/>
      <text:p text:style-name="P13"><text:span text:style-name="T29">docker rm -v $(docker ps -aq -f status=exited) <text:s text:c="2"/></text:span><text:span text:style-name="T27">удалить все остановленные</text:span><text:span text:style-name="T25"><text:tab/></text:span></text:p>
      <text:p text:style-name="P51"><text:span text:style-name="T45">echo alias </text:span><text:span text:style-name="T46">drm</text:span><text:span text:style-name="T45">="'docker rm -v $(docker ps -aq -f status=exited)'"&gt;&gt;.bashrc</text:span></text:p>
      <text:p text:style-name="P27"/>
      <text:p text:style-name="P24"><text:span text:style-name="T2">docker rm -v $(docker ps -aq -f status=</text:span><text:span text:style-name="T3">created</text:span><text:span text:style-name="T2">)</text:span></text:p>
      <text:p text:style-name="P16">docker rm 3e4029856551</text:p>
      <text:p text:style-name="P24"><text:span text:style-name="T2">docker </text:span><text:span text:style-name="T4">start</text:span><text:span text:style-name="T2"> 02b4b3b7b905</text:span></text:p>
      <text:p text:style-name="P16">docker stop 02b4b3b7b905</text:p>
      <text:p text:style-name="P16"/>
      <text:p text:style-name="P16">С помощью Docker можно запустить командную оболочку shell внутри контейнера, выполнив следующую команду:</text:p>
      <text:p text:style-name="P30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6"/>
      <text:p text:style-name="P53"><text:span text:style-name="T30">docker run -it --name cowsay -h cowsay </text:span><text:span text:style-name="T34">debian</text:span><text:span text:style-name="T30"> bash </text:span></text:p>
      <text:p text:style-name="P53"><text:span text:style-name="T30">apt-get update </text:span><text:span text:style-name="T33">&amp;&amp; </text:span><text:span text:style-name="T30">apt-get install -y cowsay fortune </text:span></text:p>
      <text:p text:style-name="P37"><text:span text:style-name="T31">echo </text:span><text:span text:style-name="T32">"while true; do clear &amp;&amp; /usr/games/fortune | /usr/games/cowsay &amp;&amp; sleep </text:span><text:span text:style-name="T31">3</text:span><text:span text:style-name="T32">; done" &gt; /</text:span><text:span text:style-name="T35">usr/games/</text:span><text:span text:style-name="T32">test.sh</text:span></text:p>
      <text:p text:style-name="P41">chmod +x /usr/games/test.sh</text:p>
      <text:p text:style-name="P43"><text:span text:style-name="T32">/</text:span><text:span text:style-name="T35">usr/games/</text:span><text:span text:style-name="T32">test.sh</text:span></text:p>
      <text:p text:style-name="P25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38">docker commit cowsay test/cowsayimage</text:p>
      <text:p text:style-name="P25"><text:s/>Теперь у нас есть образ с предустановленным приложением cowsay, который мы можем запускать в любое время:</text:p>
      <text:p text:style-name="P39">docker run <text:s/>-e TERM=xterm <text:s/>test/cowsayimage <text:span text:style-name="T44">sh </text:span><text:span text:style-name="T39">/</text:span><text:span text:style-name="T40">usr/games/</text:span><text:span text:style-name="T39">test.sh</text:span></text:p>
      <text:p text:style-name="P44"><text:span text:style-name="T36">docker </text:span><text:span text:style-name="T37">run</text:span><text:span text:style-name="T36"> --tty </text:span><text:span text:style-name="T37">test/cowsayimage</text:span><text:span text:style-name="T36"> env TERM=xterm /</text:span><text:span text:style-name="T38">usr/games/</text:span><text:span text:style-name="T36">test.sh</text:span></text:p>
      <text:p text:style-name="P40">echo alias cowsay="'docker run --tty test/cowsayimage env TERM=xterm /usr/games/test.sh'"&gt;&gt;.bashrc</text:p>
      <text:p text:style-name="P28"><text:span text:style-name="T42">п</text:span><text:span text:style-name="T41">ерезагрузить терминал</text:span></text:p>
      <text:p text:style-name="P42">cowsay</text:p>
      <text:p text:style-name="P42"/>
      <text:p text:style-name="P23">lazydocker</text:p>
      <text:p text:style-name="P49">curl https://raw.githubusercontent.com/jesseduffield/lazydocker/master/scripts/install_update_linux.sh | bash</text:p>
      <text:p text:style-name="P22">https://github.com/jesseduffield/lazydocker#requirements</text:p>
      <text:p text:style-name="P49">echo 'export PATH=$PATH:~/.local/bin'&gt;&gt;~/.bashrc</text:p>
      <text:p text:style-name="P42"/>
      <text:p text:style-name="P29">https://www.docker.com/blog/how-to-use-the-official-nginx-docker-image/</text:p>
      <text:p text:style-name="P48">docker run -it --rm -d -p 8080:80 --name web nginx</text:p>
      <text:p text:style-name="P42"><text:a xlink:type="simple" xlink:href="http://localhost:8080/" text:style-name="Internet_20_link" text:visited-style-name="Visited_20_Internet_20_Link"><text:span text:style-name="T11">http://localhost:8080</text:span></text:a></text:p>
      <text:p text:style-name="P2"/>
      <text:p text:style-name="P3">To download and install the Compose CLI plugin, run:</text:p>
      <text:p text:style-name="P32"><text:span text:style-name="Source_20_Text"><text:span text:style-name="T13"><text:s/></text:span></text:span><text:span text:style-name="Source_20_Text"><text:span text:style-name="T12">DOCKER_CONFIG=${DOCKER_CONFIG:-$HOME/.docker}</text:span></text:span></text:p>
      <text:p text:style-name="P33"><text:soft-page-break/><text:span text:style-name="Source_20_Text"><text:span text:style-name="T13"><text:s/></text:span></text:span><text:span text:style-name="Source_20_Text"><text:span text:style-name="T12">mkdir -p $DOCKER_CONFIG/cli-plugins</text:span></text:span></text:p>
      <text:p text:style-name="P33"><text:span text:style-name="Source_20_Text"><text:span text:style-name="T13"><text:s/></text:span></text:span><text:span text:style-name="Source_20_Text"><text:span text:style-name="T12">curl -SL https://github.com/docker/compose/releases/download/v2.12.2/docker-compose-linux-x86_64 -o $DOCKER_CONFIG/cli-plugins/docker-compose</text:span></text:span></text:p>
      <text:p text:style-name="P2"/>
      <text:p text:style-name="P45"/>
      <text:p text:style-name="P50">docker system prune -a</text:p>
      <text:p text:style-name="P20">Веб-сервер <text:s/></text:p>
      <text:p text:style-name="P18">docker run -it --rm -d -p 8080:80 --name web -v ~/SOFT/Github/GIT/16_WEB_ARHIV/CONTENT:/usr/share/nginx/html nginx</text:p>
      <text:p text:style-name="P34"><text:span text:style-name="T47"><text:s text:c="36"/></text:span>или</text:p>
      <text:p text:style-name="P34">docker<text:span text:style-name="T47"> </text:span>run<text:span text:style-name="T47"> </text:span>-it<text:span text:style-name="T47"> </text:span>--rm<text:span text:style-name="T47"> </text:span>-d<text:span text:style-name="T47"> </text:span>-p<text:span text:style-name="T47"> </text:span><text:span text:style-name="T48">8080</text:span>:<text:span text:style-name="T48">80</text:span><text:span text:style-name="T47"> </text:span>--name<text:span text:style-name="T47"> </text:span>web2<text:span text:style-name="T47"> </text:span>-v<text:span text:style-name="T47"> </text:span>~/SOFT/Github/GIT/<text:span text:style-name="T48">16_WEB_ARHIV</text:span>/CONTENT:/usr/local/apache2/htdocs/<text:span text:style-name="T47"> </text:span>httpd:<text:span text:style-name="T48">2.4</text:span></text:p>
      <text:p text:style-name="P36"/>
      <text:p text:style-name="P36"/>
      <text:p text:style-name="P34">docker<text:span text:style-name="T47"> </text:span>build<text:span text:style-name="T47"> </text:span>-t<text:span text:style-name="T47"> <text:s/></text:span>createwebcontent<text:span text:style-name="T47"> </text:span>~/SOFT/Github/GIT/<text:span text:style-name="T48">16_WEB_ARHIV</text:span></text:p>
      <text:p text:style-name="P34">Один<text:span text:style-name="T47"> </text:span>раз<text:span text:style-name="T47"> </text:span>дать<text:span text:style-name="T47"> </text:span>права<text:span text:style-name="T47"> </text:span>на<text:span text:style-name="T47"> </text:span>запись<text:span text:style-name="T47"> </text:span>других</text:p>
      <text:p text:style-name="P35">sudo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34">После<text:span text:style-name="T47"> </text:span>отработки<text:span text:style-name="T47"> </text:span>контейнера,<text:span text:style-name="T47"> </text:span>чтобы<text:span text:style-name="T47"> </text:span>пересобрать<text:span text:style-name="T47"> </text:span>-<text:span text:style-name="T47"> </text:span>удалить<text:span text:style-name="T47"> </text:span>под<text:span text:style-name="T47"> </text:span>root<text:span text:style-name="T47"> </text:span>файлы<text:span text:style-name="T47"> </text:span>из<text:span text:style-name="T47"> </text:span>content_for_web<text:span text:style-name="T47"> <text:s/></text:span>или</text:p>
      <text:p text:style-name="P35">sudo<text:span text:style-name="T47"> </text:span>chown<text:span text:style-name="T47"> </text:span>-R<text:span text:style-name="T47"> </text:span>evg:evg<text:span text:style-name="T47"> </text:span>~/SOFT/Github/GIT/<text:span text:style-name="T48">16_WEB_ARHIV</text:span>/CONTENT/content_for_web<text:span text:style-name="T47"> </text:span>&amp;&amp;<text:span text:style-name="T47"> </text:span>chmod<text:span text:style-name="T47"> </text:span>-R<text:span text:style-name="T47"> </text:span>ugo+rwx<text:span text:style-name="T47"> </text:span>~/SOFT/Github/GIT/<text:span text:style-name="T48">16_WEB_ARHIV</text:span>/CONTENT/content_for_web</text:p>
      <text:p text:style-name="P34">docker<text:span text:style-name="T47"> </text:span>run<text:span text:style-name="T47"> </text:span>--name=createwebcontent<text:span text:style-name="T47"> </text:span>--rm<text:span text:style-name="T47"> </text:span>-v<text:span text:style-name="T47"> </text:span>~/SOFT/Github/GIT/<text:span text:style-name="T48">16_WEB_ARHIV</text:span>/CONTENT:/home/evg/CONTENT<text:span text:style-name="T47"> </text:span>-v<text:span text:style-name="T47"> </text:span>~/SOFT/Github/GIT/<text:span text:style-name="T48">16_WEB_ARHIV</text:span>/Ниокр-Актуальные_документы:/home/evg/Ниокр-Актуальные_документы<text:span text:style-name="T47"> </text:span>-v<text:span text:style-name="T47"> </text:span>~/SOFT/Github/GIT/<text:span text:style-name="T48">16_WEB_ARHIV</text:span>/Ниокр-Документы_по_обозначениям:/home/evg/Ниокр-Документы_по_обозначениям<text:span text:style-name="T47"> </text:span>-v<text:span text:style-name="T47"> </text:span>~/SOFT/Github/GIT/<text:span text:style-name="T48">16_WEB_ARHIV</text:span>/Ниокр-Извещения_об_изменении:/home/evg/Ниокр-Извещения_об_изменении<text:span text:style-name="T47"> </text:span>-v<text:span text:style-name="T47"> </text:span>~/SOFT/Github/GIT/<text:span text:style-name="T48">16_WEB_ARHIV</text:span>/Ниокр-Неактуальные_документы:/home/evg/Ниокр-Неактуальные_документы<text:span text:style-name="T47"> </text:span>-v<text:span text:style-name="T47"> </text:span>/etc/timezone:/etc/timezone:ro<text:span text:style-name="T47"> </text:span>-v<text:span text:style-name="T47"> </text:span>/etc/localtime:/etc/localtime:ro<text:span text:style-name="T47"> </text:span>createwebcontent</text:p>
      <text:p text:style-name="P34">docker<text:span text:style-name="T47"> </text:span>system<text:span text:style-name="T47"> </text:span>prune</text:p>
      <text:p text:style-name="P34">cd<text:span text:style-name="T47"> </text:span>~/SOFT/Github/GIT/<text:span text:style-name="T48">16_WEB_ARHIV</text:span><text:span text:style-name="T47"> </text:span>&amp;&amp;<text:span text:style-name="T47"> </text:span>docker<text:span text:style-name="T47"> </text:span>save<text:span text:style-name="T47"> </text:span>createwebcontent<text:span text:style-name="T47"> </text:span>&gt;<text:span text:style-name="T47"> </text:span>createwebcontent.tar</text:p>
      <text:p text:style-name="P34">cd<text:span text:style-name="T47"> </text:span>~/SOFT/Github/GIT/<text:span text:style-name="T48">16_WEB_ARHIV</text:span><text:span text:style-name="T47"> </text:span>&amp;&amp;<text:span text:style-name="T47"> </text:span>docker<text:span text:style-name="T47"> </text:span>load<text:span text:style-name="T47"> </text:span>-i<text:span text:style-name="T47"> </text:span>createwebcontent.tar</text:p>
      <text:p text:style-name="P46"/>
      <text:p text:style-name="P21">Запуск из моего репозитория</text:p>
      <text:p text:style-name="P47">docker run <text:s/>-e TERM=xterm <text:s/>8evgeny/cowsay-dockerfile</text:p>
      <text:p text:style-name="P19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S Text" svg:font-family="'YS Text', Arial, Helvetica, 'Arial Unicode MS', sans-serif"/>
    <style:font-face style:name="inherit" svg:font-family="inherit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4-08-30T22:38:18.483802076</dc:date>
    <meta:editing-duration>PT8H52M17S</meta:editing-duration>
    <meta:editing-cycles>80</meta:editing-cycles>
    <meta:document-statistic meta:table-count="0" meta:image-count="0" meta:object-count="0" meta:page-count="3" meta:paragraph-count="96" meta:word-count="658" meta:character-count="5965" meta:non-whitespace-character-count="5332"/>
  </office:meta>
</office:document-meta>
</file>